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65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252in"/>
    </style:style>
    <style:style style:name="co7" style:family="table-column">
      <style:table-column-properties fo:break-before="auto" style:column-width="1.4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am_play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team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Himej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Kiku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No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Muka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Cha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Kan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Tachi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Dem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Yasunag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Mizuguc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Tsuts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Tomo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Marud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Ishiza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Koz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ran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Reig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atsuha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Tsuki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bura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Ningy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Tsuburay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Inoshi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iw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rai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mer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gorir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chiit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suyo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Ke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S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Nagatom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aakee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Ki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figyu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net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En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Mukumo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hib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Jira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hiota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Da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nuk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biy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Fukaz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mor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k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t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Oshiy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bu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ora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umitan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kana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tsushig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m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z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Jikuw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oh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bay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iwa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daib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gari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aa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anime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k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dia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dezaam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ta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ta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dezaam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V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Takesh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Nishiga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ado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ir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Utag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buch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Puro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emo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k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Goy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ak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rin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Toff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utaag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Gensu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uss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Ass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ashipure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vyii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amim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bator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Nak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teera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masu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biru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Haij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Michib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o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akeya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Atsu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Kamim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ator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Nak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teera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masu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iru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uoot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ii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taato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uraak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urinp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angura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aafy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oo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iiho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am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urab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arakuu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maar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nas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fu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u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yusuf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ur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ess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zak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tara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ss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rufu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ad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douyu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myonh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in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hyond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on'yu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on'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indei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oze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ner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zu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erudei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jar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iore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ian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gurij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paru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marroo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maran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attei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akk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bafua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de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ou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jj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mantei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k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koyoot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ukoop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oraia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upaid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iraf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abia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papiy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jonii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jj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iit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eir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oo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rik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yar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ate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nikk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ik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bii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fur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seruh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on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run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erum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karu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kid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e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aik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uteiib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ho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ike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arekku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b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bob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am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ede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Hiden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o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ie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enrik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resan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uzepp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agaru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aag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uorumig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uru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kabaa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ur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ii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kkoo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eig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ukid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ho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fua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pedo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s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ude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karur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yeder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g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furan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eb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sutefu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eroom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ndo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uroo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sh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hainri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kuru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e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y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nikura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kishim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g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ub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ien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nu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dein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jei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ashia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soo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suran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nat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ramu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ened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burer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ezeki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ten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kad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kin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big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zagom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ubo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gebo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aik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jinisuk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nday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orah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ikka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esukab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ada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nas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yusuf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kuraa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taato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zak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uyu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t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uoo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iic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fu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essa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ur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oo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aafy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yonh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angur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hiiho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oo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r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nikura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makishi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on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run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aa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karu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uru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kabaa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herum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ur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ikee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Midorikaw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erude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afuar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ara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kurab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ndei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e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y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なりきり戦隊</text:p>
          </table:table-cell>
          <table:table-cell office:value-type="string" calcext:value-type="string">
            <text:p>reddoＤ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D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D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なりきり戦隊</text:p>
          </table:table-cell>
          <table:table-cell office:value-type="string" calcext:value-type="string">
            <text:p>reddoＳ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ri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seruh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orum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garuu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kashia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soo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ramu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hezeki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nat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ish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iero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urii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Zaih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buruu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チーム・カノン</text:p>
          </table:table-cell>
          <table:table-cell office:value-type="string" calcext:value-type="string">
            <text:p>reddoＤ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a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ar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dorag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bian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jar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ukopi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kyans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ku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ri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jemi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raib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kapurik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ajita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taur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vua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re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pisuk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ganimed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dia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Yokom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Hiram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ra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ngar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Fukurog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Neko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its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was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chiita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n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biisu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aun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ari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furank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gori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Niig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wa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iyag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un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Tochig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ait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k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bar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Kanagaw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omo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g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if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Fuku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Midorikaw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kyap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piichic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Risha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birii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ro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kiit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tonnii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iiy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kemu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Yurin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ich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im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oo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uroob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haa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da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r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Yamafu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Tokush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ippu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Kirare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o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urom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Otonag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utefu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Nekket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ei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cheam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kaa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fa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ak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aa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wa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mat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houk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uba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yuuj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na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Nakazo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Oobay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kag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ma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er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oraha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Hiroa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ak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houn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Yonkit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chopp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otokuro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ar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Kawa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suuring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In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suup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e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akee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Fuy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Nagasa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uma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Miyaz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k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Toku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Waka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Hyoug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o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agaw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man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Yamaguc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ouch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a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net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koz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Tam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Eno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get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Wakaiz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hiro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Kam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figyu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una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akibi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hurik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uu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okoh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ehi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asumo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zumu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Tokuna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ots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ure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Asak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ai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nach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im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ru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mo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kis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Shio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iiku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jemin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vua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kotoch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achiki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u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Futas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ian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uwah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obot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ama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kurau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r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og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M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nsh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Chido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angar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ppu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uzun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Waka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ij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onii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raib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fur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Menka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u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In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ero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ras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Ryuub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goj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ous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Miku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Imo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Goku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sh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ruku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nz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Chou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onk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utaa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ong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vyiiku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uka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ubo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zak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ush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hori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i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Muraa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ozak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Takio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j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assh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gyarak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W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aekk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apurik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aihi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igu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etsu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anamu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In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akao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Kyo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sakab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izuwat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kumu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rek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ruc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a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eig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t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Ag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Fuj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hii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o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hi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paw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urur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maki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wak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tsuno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a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oshig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e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anes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nat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chopp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et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ei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uroma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i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hiro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ik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amizu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Nami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u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igas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ahouj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okop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G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aa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soo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uroob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ai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passh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ray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e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topp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jo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ing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urinse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yar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y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sutefu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orut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chuu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Nat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o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buk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Ishitsuku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zagom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ma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dorahh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Toriha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b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na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ig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eig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yond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aiba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ouk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iif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our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iit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inh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na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Ri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uuz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g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ize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O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unouz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kk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akito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Mas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kaga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b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ashipur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ra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eb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etsuki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s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unitac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Usa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Mizuh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uki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pisuk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ir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aku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Namino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Fu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iden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ed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ketan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ho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aakoiz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hh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pe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Nakatan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Iriki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unch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koyoot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apiyo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ra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ei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iero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urachi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Yoko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uru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チームマサト</text:p>
          </table:table-cell>
          <table:table-cell office:value-type="string" calcext:value-type="string">
            <text:p>reddoＳ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inku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urijj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arekku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ijika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uu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Saruwatar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mer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nb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Nan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hous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eruz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ai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kki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ear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Ti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As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Fujiwa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chiki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Kawagu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Wan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uk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e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uteiib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jakk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jen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t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Oud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n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nad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iore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a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Sous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yu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hanac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in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Fudouyam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hid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ao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deb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afura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Nanrik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Yoshimi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u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hainri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e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ub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ho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rafua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pedo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s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raude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karur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yeder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ekiy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y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Akar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i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un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it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ogam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agamin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Tak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ny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Iku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bukk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in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Fukud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Yosh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ai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ing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iro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uu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ouri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egin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nt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on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Zous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rong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iz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kut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ais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Furuf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Teruk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Inom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oo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kad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bigoo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kin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team_tactic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戦国伊賀島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ジェネシ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Quick Time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int Flash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rfect Zone Press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Absolute Knights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Banana Shoot</text:p>
          </table:table-cell>
        </table:table-row>
        <table:table-row table:style-name="ro2">
          <table:table-cell office:value-type="string" calcext:value-type="string">
            <text:p>グループA選抜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mazon River Wave</text:p>
          </table:table-cell>
        </table:table-row>
        <table:table-row table:style-name="ro2">
          <table:table-cell office:value-type="string" calcext:value-type="string">
            <text:p>グループB選抜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Emperor Road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 office:value-type="string" calcext:value-type="string">
            <text:p>Quick Time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Dual Typhoon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 office:value-type="string" calcext:value-type="string">
            <text:p>Andes no Arijigoku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 office:value-type="string" calcext:value-type="string">
            <text:p>Catenaccio Counter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 office:value-type="string" calcext:value-type="string">
            <text:p>The Tube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uteki no Yari</text:p>
          </table:table-cell>
        </table:table-row>
        <table:table-row table:style-name="ro2">
          <table:table-cell office:value-type="string" calcext:value-type="string">
            <text:p>イナズマ’10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Quick Time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lack Thunder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Emperor Road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Perfect Zone Press</text:p>
          </table:table-cell>
        </table:table-row>
      </table:table>
      <table:table table:name="Sheet5" table:style-name="ta1">
        <table:table-column table:style-name="co5" table:default-cell-style-name="ce2"/>
        <table:table-row table:style-name="ro1">
          <table:table-cell office:value-type="string" calcext:value-type="string">
            <text:p>Play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0:37:35.925694131</meta:creation-date>
    <dc:date>2024-02-12T16:10:39.533518401</dc:date>
    <meta:editing-duration>PT8H44M42S</meta:editing-duration>
    <meta:editing-cycles>73</meta:editing-cycles>
    <meta:generator>LibreOffice/7.3.7.2$Linux_X86_64 LibreOffice_project/30$Build-2</meta:generator>
    <meta:document-statistic meta:table-count="3" meta:cell-count="11883" meta:object-count="0"/>
  </office:meta>
</office:document-meta>
</file>